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A1] &amp; &quot;=&quot; &amp; [.B1]" office:value-type="string" office:string-value="1=0">
            <text:p>1=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]+[.A2]*[.C2]" office:value-type="float" office:value="200">
            <text:p>200</text:p>
          </table:table-cell>
          <table:table-cell office:value-type="float" office:value="100">
            <text:p>100</text:p>
          </table:table-cell>
          <table:table-cell/>
          <table:table-cell table:formula="of:=[.A2] &amp; &quot;=&quot; &amp; [.B2]" office:value-type="string" office:string-value="2=200">
            <text:p>2=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]+[.A3]*[.C3]" office:value-type="float" office:value="500">
            <text:p>500</text:p>
          </table:table-cell>
          <table:table-cell office:value-type="float" office:value="100">
            <text:p>100</text:p>
          </table:table-cell>
          <table:table-cell/>
          <table:table-cell table:formula="of:=[.A3] &amp; &quot;=&quot; &amp; [.B3]" office:value-type="string" office:string-value="3=500">
            <text:p>3=5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3]+[.A4]*[.C4]" office:value-type="float" office:value="900">
            <text:p>900</text:p>
          </table:table-cell>
          <table:table-cell office:value-type="float" office:value="100">
            <text:p>100</text:p>
          </table:table-cell>
          <table:table-cell/>
          <table:table-cell table:formula="of:=[.A4] &amp; &quot;=&quot; &amp; [.B4]" office:value-type="string" office:string-value="4=900">
            <text:p>4=9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4]+[.A5]*[.C5]" office:value-type="float" office:value="1400">
            <text:p>1400</text:p>
          </table:table-cell>
          <table:table-cell office:value-type="float" office:value="100">
            <text:p>100</text:p>
          </table:table-cell>
          <table:table-cell/>
          <table:table-cell table:formula="of:=[.A5] &amp; &quot;=&quot; &amp; [.B5]" office:value-type="string" office:string-value="5=1400">
            <text:p>5=1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5]+[.A6]*[.C6]" office:value-type="float" office:value="2600">
            <text:p>2600</text:p>
          </table:table-cell>
          <table:table-cell office:value-type="float" office:value="200">
            <text:p>200</text:p>
          </table:table-cell>
          <table:table-cell/>
          <table:table-cell table:formula="of:=[.A6] &amp; &quot;=&quot; &amp; [.B6]" office:value-type="string" office:string-value="6=2600">
            <text:p>6=26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6]+[.A7]*[.C7]" office:value-type="float" office:value="4000">
            <text:p>4000</text:p>
          </table:table-cell>
          <table:table-cell office:value-type="float" office:value="200">
            <text:p>200</text:p>
          </table:table-cell>
          <table:table-cell/>
          <table:table-cell table:formula="of:=[.A7] &amp; &quot;=&quot; &amp; [.B7]" office:value-type="string" office:string-value="7=4000">
            <text:p>7=4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7]+[.A8]*[.C8]" office:value-type="float" office:value="5600">
            <text:p>5600</text:p>
          </table:table-cell>
          <table:table-cell office:value-type="float" office:value="200">
            <text:p>200</text:p>
          </table:table-cell>
          <table:table-cell/>
          <table:table-cell table:formula="of:=[.A8] &amp; &quot;=&quot; &amp; [.B8]" office:value-type="string" office:string-value="8=5600">
            <text:p>8=56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8]+[.A9]*[.C9]" office:value-type="float" office:value="7400">
            <text:p>7400</text:p>
          </table:table-cell>
          <table:table-cell office:value-type="float" office:value="200">
            <text:p>200</text:p>
          </table:table-cell>
          <table:table-cell/>
          <table:table-cell table:formula="of:=[.A9] &amp; &quot;=&quot; &amp; [.B9]" office:value-type="string" office:string-value="9=7400">
            <text:p>9=74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9]+[.A10]*[.C10]" office:value-type="float" office:value="9400">
            <text:p>9400</text:p>
          </table:table-cell>
          <table:table-cell office:value-type="float" office:value="200">
            <text:p>200</text:p>
          </table:table-cell>
          <table:table-cell/>
          <table:table-cell table:formula="of:=[.A10] &amp; &quot;=&quot; &amp; [.B10]" office:value-type="string" office:string-value="10=9400">
            <text:p>10=94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0]+[.A11]*[.C11]" office:value-type="float" office:value="12150">
            <text:p>12150</text:p>
          </table:table-cell>
          <table:table-cell office:value-type="float" office:value="250">
            <text:p>250</text:p>
          </table:table-cell>
          <table:table-cell/>
          <table:table-cell table:formula="of:=[.A11] &amp; &quot;=&quot; &amp; [.B11]" office:value-type="string" office:string-value="11=12150">
            <text:p>11=121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1]+[.A12]*[.C12]" office:value-type="float" office:value="15150">
            <text:p>15150</text:p>
          </table:table-cell>
          <table:table-cell office:value-type="float" office:value="250">
            <text:p>250</text:p>
          </table:table-cell>
          <table:table-cell/>
          <table:table-cell table:formula="of:=[.A12] &amp; &quot;=&quot; &amp; [.B12]" office:value-type="string" office:string-value="12=15150">
            <text:p>12=151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2]+[.A13]*[.C13]" office:value-type="float" office:value="18400">
            <text:p>18400</text:p>
          </table:table-cell>
          <table:table-cell office:value-type="float" office:value="250">
            <text:p>250</text:p>
          </table:table-cell>
          <table:table-cell/>
          <table:table-cell table:formula="of:=[.A13] &amp; &quot;=&quot; &amp; [.B13]" office:value-type="string" office:string-value="13=18400">
            <text:p>13=184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3]+[.A14]*[.C14]" office:value-type="float" office:value="21900">
            <text:p>21900</text:p>
          </table:table-cell>
          <table:table-cell office:value-type="float" office:value="250">
            <text:p>250</text:p>
          </table:table-cell>
          <table:table-cell/>
          <table:table-cell table:formula="of:=[.A14] &amp; &quot;=&quot; &amp; [.B14]" office:value-type="string" office:string-value="14=21900">
            <text:p>14=219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4]+[.A15]*[.C15]" office:value-type="float" office:value="25650">
            <text:p>25650</text:p>
          </table:table-cell>
          <table:table-cell office:value-type="float" office:value="250">
            <text:p>250</text:p>
          </table:table-cell>
          <table:table-cell/>
          <table:table-cell table:formula="of:=[.A15] &amp; &quot;=&quot; &amp; [.B15]" office:value-type="string" office:string-value="15=25650">
            <text:p>15=256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5]+[.A16]*[.C16]" office:value-type="float" office:value="29650">
            <text:p>29650</text:p>
          </table:table-cell>
          <table:table-cell office:value-type="float" office:value="250">
            <text:p>250</text:p>
          </table:table-cell>
          <table:table-cell/>
          <table:table-cell table:formula="of:=[.A16] &amp; &quot;=&quot; &amp; [.B16]" office:value-type="string" office:string-value="16=29650">
            <text:p>16=296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6]+[.A17]*[.C17]" office:value-type="float" office:value="33900">
            <text:p>33900</text:p>
          </table:table-cell>
          <table:table-cell office:value-type="float" office:value="250">
            <text:p>250</text:p>
          </table:table-cell>
          <table:table-cell/>
          <table:table-cell table:formula="of:=[.A17] &amp; &quot;=&quot; &amp; [.B17]" office:value-type="string" office:string-value="17=33900">
            <text:p>17=339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7]+[.A18]*[.C18]" office:value-type="float" office:value="38400">
            <text:p>38400</text:p>
          </table:table-cell>
          <table:table-cell office:value-type="float" office:value="250">
            <text:p>250</text:p>
          </table:table-cell>
          <table:table-cell/>
          <table:table-cell table:formula="of:=[.A18] &amp; &quot;=&quot; &amp; [.B18]" office:value-type="string" office:string-value="18=38400">
            <text:p>18=384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18]+[.A19]*[.C19]" office:value-type="float" office:value="43150">
            <text:p>43150</text:p>
          </table:table-cell>
          <table:table-cell office:value-type="float" office:value="250">
            <text:p>250</text:p>
          </table:table-cell>
          <table:table-cell/>
          <table:table-cell table:formula="of:=[.A19] &amp; &quot;=&quot; &amp; [.B19]" office:value-type="string" office:string-value="19=43150">
            <text:p>19=43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19]+[.A20]*[.C20]" office:value-type="float" office:value="48150">
            <text:p>48150</text:p>
          </table:table-cell>
          <table:table-cell office:value-type="float" office:value="250">
            <text:p>250</text:p>
          </table:table-cell>
          <table:table-cell/>
          <table:table-cell table:formula="of:=[.A20] &amp; &quot;=&quot; &amp; [.B20]" office:value-type="string" office:string-value="20=48150">
            <text:p>20=481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0]+[.A21]*[.C21]" office:value-type="float" office:value="54450">
            <text:p>54450</text:p>
          </table:table-cell>
          <table:table-cell office:value-type="float" office:value="300">
            <text:p>300</text:p>
          </table:table-cell>
          <table:table-cell/>
          <table:table-cell table:formula="of:=[.A21] &amp; &quot;=&quot; &amp; [.B21]" office:value-type="string" office:string-value="21=54450">
            <text:p>21=544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1]+[.A22]*[.C22]" office:value-type="float" office:value="61050">
            <text:p>61050</text:p>
          </table:table-cell>
          <table:table-cell office:value-type="float" office:value="300">
            <text:p>300</text:p>
          </table:table-cell>
          <table:table-cell/>
          <table:table-cell table:formula="of:=[.A22] &amp; &quot;=&quot; &amp; [.B22]" office:value-type="string" office:string-value="22=61050">
            <text:p>22=610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2]+[.A23]*[.C23]" office:value-type="float" office:value="67950">
            <text:p>67950</text:p>
          </table:table-cell>
          <table:table-cell office:value-type="float" office:value="300">
            <text:p>300</text:p>
          </table:table-cell>
          <table:table-cell/>
          <table:table-cell table:formula="of:=[.A23] &amp; &quot;=&quot; &amp; [.B23]" office:value-type="string" office:string-value="23=67950">
            <text:p>23=679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3]+[.A24]*[.C24]" office:value-type="float" office:value="75150">
            <text:p>75150</text:p>
          </table:table-cell>
          <table:table-cell office:value-type="float" office:value="300">
            <text:p>300</text:p>
          </table:table-cell>
          <table:table-cell/>
          <table:table-cell table:formula="of:=[.A24] &amp; &quot;=&quot; &amp; [.B24]" office:value-type="string" office:string-value="24=75150">
            <text:p>24=751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4]+[.A25]*[.C25]" office:value-type="float" office:value="82650">
            <text:p>82650</text:p>
          </table:table-cell>
          <table:table-cell office:value-type="float" office:value="300">
            <text:p>300</text:p>
          </table:table-cell>
          <table:table-cell/>
          <table:table-cell table:formula="of:=[.A25] &amp; &quot;=&quot; &amp; [.B25]" office:value-type="string" office:string-value="25=82650">
            <text:p>25=826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5]+[.A26]*[.C26]" office:value-type="float" office:value="90450">
            <text:p>90450</text:p>
          </table:table-cell>
          <table:table-cell office:value-type="float" office:value="300">
            <text:p>300</text:p>
          </table:table-cell>
          <table:table-cell/>
          <table:table-cell table:formula="of:=[.A26] &amp; &quot;=&quot; &amp; [.B26]" office:value-type="string" office:string-value="26=90450">
            <text:p>26=904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6]+[.A27]*[.C27]" office:value-type="float" office:value="98550">
            <text:p>98550</text:p>
          </table:table-cell>
          <table:table-cell office:value-type="float" office:value="300">
            <text:p>300</text:p>
          </table:table-cell>
          <table:table-cell/>
          <table:table-cell table:formula="of:=[.A27] &amp; &quot;=&quot; &amp; [.B27]" office:value-type="string" office:string-value="27=98550">
            <text:p>27=985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27]+[.A28]*[.C28]" office:value-type="float" office:value="106950">
            <text:p>106950</text:p>
          </table:table-cell>
          <table:table-cell office:value-type="float" office:value="300">
            <text:p>300</text:p>
          </table:table-cell>
          <table:table-cell/>
          <table:table-cell table:formula="of:=[.A28] &amp; &quot;=&quot; &amp; [.B28]" office:value-type="string" office:string-value="28=106950">
            <text:p>28=1069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28]+[.A29]*[.C29]" office:value-type="float" office:value="115650">
            <text:p>115650</text:p>
          </table:table-cell>
          <table:table-cell office:value-type="float" office:value="300">
            <text:p>300</text:p>
          </table:table-cell>
          <table:table-cell/>
          <table:table-cell table:formula="of:=[.A29] &amp; &quot;=&quot; &amp; [.B29]" office:value-type="string" office:string-value="29=115650">
            <text:p>29=1156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29]+[.A30]*[.C30]" office:value-type="float" office:value="124650">
            <text:p>124650</text:p>
          </table:table-cell>
          <table:table-cell office:value-type="float" office:value="300">
            <text:p>300</text:p>
          </table:table-cell>
          <table:table-cell/>
          <table:table-cell table:formula="of:=[.A30] &amp; &quot;=&quot; &amp; [.B30]" office:value-type="string" office:string-value="30=124650">
            <text:p>30=1246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0]+[.A31]*[.C31]" office:value-type="float" office:value="137050">
            <text:p>137050</text:p>
          </table:table-cell>
          <table:table-cell office:value-type="float" office:value="400">
            <text:p>400</text:p>
          </table:table-cell>
          <table:table-cell/>
          <table:table-cell table:formula="of:=[.A31] &amp; &quot;=&quot; &amp; [.B31]" office:value-type="string" office:string-value="31=137050">
            <text:p>31=1370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1]+[.A32]*[.C32]" office:value-type="float" office:value="149850">
            <text:p>149850</text:p>
          </table:table-cell>
          <table:table-cell office:value-type="float" office:value="400">
            <text:p>400</text:p>
          </table:table-cell>
          <table:table-cell/>
          <table:table-cell table:formula="of:=[.A32] &amp; &quot;=&quot; &amp; [.B32]" office:value-type="string" office:string-value="32=149850">
            <text:p>32=1498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2]+[.A33]*[.C33]" office:value-type="float" office:value="163050">
            <text:p>163050</text:p>
          </table:table-cell>
          <table:table-cell office:value-type="float" office:value="400">
            <text:p>400</text:p>
          </table:table-cell>
          <table:table-cell/>
          <table:table-cell table:formula="of:=[.A33] &amp; &quot;=&quot; &amp; [.B33]" office:value-type="string" office:string-value="33=163050">
            <text:p>33=1630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3]+[.A34]*[.C34]" office:value-type="float" office:value="176650">
            <text:p>176650</text:p>
          </table:table-cell>
          <table:table-cell office:value-type="float" office:value="400">
            <text:p>400</text:p>
          </table:table-cell>
          <table:table-cell/>
          <table:table-cell table:formula="of:=[.A34] &amp; &quot;=&quot; &amp; [.B34]" office:value-type="string" office:string-value="34=176650">
            <text:p>34=1766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4]+[.A35]*[.C35]" office:value-type="float" office:value="190650">
            <text:p>190650</text:p>
          </table:table-cell>
          <table:table-cell office:value-type="float" office:value="400">
            <text:p>400</text:p>
          </table:table-cell>
          <table:table-cell/>
          <table:table-cell table:formula="of:=[.A35] &amp; &quot;=&quot; &amp; [.B35]" office:value-type="string" office:string-value="35=190650">
            <text:p>35=1906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5]+[.A36]*[.C36]" office:value-type="float" office:value="205050">
            <text:p>205050</text:p>
          </table:table-cell>
          <table:table-cell office:value-type="float" office:value="400">
            <text:p>400</text:p>
          </table:table-cell>
          <table:table-cell/>
          <table:table-cell table:formula="of:=[.A36] &amp; &quot;=&quot; &amp; [.B36]" office:value-type="string" office:string-value="36=205050">
            <text:p>36=2050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6]+[.A37]*[.C37]" office:value-type="float" office:value="219850">
            <text:p>219850</text:p>
          </table:table-cell>
          <table:table-cell office:value-type="float" office:value="400">
            <text:p>400</text:p>
          </table:table-cell>
          <table:table-cell/>
          <table:table-cell table:formula="of:=[.A37] &amp; &quot;=&quot; &amp; [.B37]" office:value-type="string" office:string-value="37=219850">
            <text:p>37=2198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37]+[.A38]*[.C38]" office:value-type="float" office:value="235050">
            <text:p>235050</text:p>
          </table:table-cell>
          <table:table-cell office:value-type="float" office:value="400">
            <text:p>400</text:p>
          </table:table-cell>
          <table:table-cell/>
          <table:table-cell table:formula="of:=[.A38] &amp; &quot;=&quot; &amp; [.B38]" office:value-type="string" office:string-value="38=235050">
            <text:p>38=2350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38]+[.A39]*[.C39]" office:value-type="float" office:value="250650">
            <text:p>250650</text:p>
          </table:table-cell>
          <table:table-cell office:value-type="float" office:value="400">
            <text:p>400</text:p>
          </table:table-cell>
          <table:table-cell/>
          <table:table-cell table:formula="of:=[.A39] &amp; &quot;=&quot; &amp; [.B39]" office:value-type="string" office:string-value="39=250650">
            <text:p>39=2506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39]+[.A40]*[.C40]" office:value-type="float" office:value="266650">
            <text:p>266650</text:p>
          </table:table-cell>
          <table:table-cell office:value-type="float" office:value="400">
            <text:p>400</text:p>
          </table:table-cell>
          <table:table-cell/>
          <table:table-cell table:formula="of:=[.A40] &amp; &quot;=&quot; &amp; [.B40]" office:value-type="string" office:string-value="40=266650">
            <text:p>40=2666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0]+[.A41]*[.C41]" office:value-type="float" office:value="287150">
            <text:p>287150</text:p>
          </table:table-cell>
          <table:table-cell office:value-type="float" office:value="500">
            <text:p>500</text:p>
          </table:table-cell>
          <table:table-cell/>
          <table:table-cell table:formula="of:=[.A41] &amp; &quot;=&quot; &amp; [.B41]" office:value-type="string" office:string-value="41=287150">
            <text:p>41=2871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1]+[.A42]*[.C42]" office:value-type="float" office:value="308150">
            <text:p>308150</text:p>
          </table:table-cell>
          <table:table-cell office:value-type="float" office:value="500">
            <text:p>500</text:p>
          </table:table-cell>
          <table:table-cell/>
          <table:table-cell table:formula="of:=[.A42] &amp; &quot;=&quot; &amp; [.B42]" office:value-type="string" office:string-value="42=308150">
            <text:p>42=3081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2]+[.A43]*[.C43]" office:value-type="float" office:value="329650">
            <text:p>329650</text:p>
          </table:table-cell>
          <table:table-cell office:value-type="float" office:value="500">
            <text:p>500</text:p>
          </table:table-cell>
          <table:table-cell/>
          <table:table-cell table:formula="of:=[.A43] &amp; &quot;=&quot; &amp; [.B43]" office:value-type="string" office:string-value="43=329650">
            <text:p>43=3296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3]+[.A44]*[.C44]" office:value-type="float" office:value="351650">
            <text:p>351650</text:p>
          </table:table-cell>
          <table:table-cell office:value-type="float" office:value="500">
            <text:p>500</text:p>
          </table:table-cell>
          <table:table-cell/>
          <table:table-cell table:formula="of:=[.A44] &amp; &quot;=&quot; &amp; [.B44]" office:value-type="string" office:string-value="44=351650">
            <text:p>44=3516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4]+[.A45]*[.C45]" office:value-type="float" office:value="374150">
            <text:p>374150</text:p>
          </table:table-cell>
          <table:table-cell office:value-type="float" office:value="500">
            <text:p>500</text:p>
          </table:table-cell>
          <table:table-cell/>
          <table:table-cell table:formula="of:=[.A45] &amp; &quot;=&quot; &amp; [.B45]" office:value-type="string" office:string-value="45=374150">
            <text:p>45=3741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5]+[.A46]*[.C46]" office:value-type="float" office:value="420150">
            <text:p>420150</text:p>
          </table:table-cell>
          <table:table-cell office:value-type="float" office:value="1000">
            <text:p>1000</text:p>
          </table:table-cell>
          <table:table-cell/>
          <table:table-cell table:formula="of:=[.A46] &amp; &quot;=&quot; &amp; [.B46]" office:value-type="string" office:string-value="46=420150">
            <text:p>46=4201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6]+[.A47]*[.C47]" office:value-type="float" office:value="467150">
            <text:p>467150</text:p>
          </table:table-cell>
          <table:table-cell office:value-type="float" office:value="1000">
            <text:p>1000</text:p>
          </table:table-cell>
          <table:table-cell/>
          <table:table-cell table:formula="of:=[.A47] &amp; &quot;=&quot; &amp; [.B47]" office:value-type="string" office:string-value="47=467150">
            <text:p>47=4671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7]+[.A48]*[.C48]" office:value-type="float" office:value="515150">
            <text:p>515150</text:p>
          </table:table-cell>
          <table:table-cell office:value-type="float" office:value="1000">
            <text:p>1000</text:p>
          </table:table-cell>
          <table:table-cell/>
          <table:table-cell table:formula="of:=[.A48] &amp; &quot;=&quot; &amp; [.B48]" office:value-type="string" office:string-value="48=515150">
            <text:p>48=51515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48]+[.A49]*[.C49]" office:value-type="float" office:value="564150">
            <text:p>564150</text:p>
          </table:table-cell>
          <table:table-cell office:value-type="float" office:value="1000">
            <text:p>1000</text:p>
          </table:table-cell>
          <table:table-cell/>
          <table:table-cell table:formula="of:=[.A49] &amp; &quot;=&quot; &amp; [.B49]" office:value-type="string" office:string-value="49=564150">
            <text:p>49=5641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49]+[.A50]*[.C50]" office:value-type="float" office:value="614150">
            <text:p>614150</text:p>
          </table:table-cell>
          <table:table-cell office:value-type="float" office:value="1000">
            <text:p>1000</text:p>
          </table:table-cell>
          <table:table-cell/>
          <table:table-cell table:formula="of:=[.A50] &amp; &quot;=&quot; &amp; [.B50]" office:value-type="string" office:string-value="50=614150">
            <text:p>50=6141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25/08/2013</text:date>, <text:time>21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5T21:24:12.03</meta:creation-date>
    <dc:date>2013-08-25T21:43:48.98</dc:date>
    <meta:editing-duration>PT2M56S</meta:editing-duration>
    <meta:editing-cycles>2</meta:editing-cycles>
    <meta:generator>OpenOffice.org/3.4.1$Win32 OpenOffice.org_project/341m1$Build-9593</meta:generator>
    <meta:document-statistic meta:table-count="3" meta:cell-count="199" meta:object-count="0"/>
  </office:meta>
</office:document-meta>
</file>